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.get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is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isCoun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getArgsSpe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ption.parse( ListIterator itera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ptio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.missingArgumen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.Option( String name , String [ ] args , String description , boolean required , boolean countArgs , boolean depreca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